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color="#800000"/>
    </style:style>
    <style:style style:name="P3" style:family="paragraph" style:parent-style-name="Standard">
      <style:paragraph-properties fo:line-height="150%"/>
      <style:text-properties fo:font-weight="normal" style:font-weight-asian="normal" style:font-weight-complex="normal"/>
    </style:style>
    <style:style style:name="P4" style:family="paragraph" style:parent-style-name="Standard">
      <style:paragraph-properties fo:line-height="150%"/>
      <style:text-properties fo:font-weight="bold" style:font-weight-asian="bold" style:font-weight-complex="bold"/>
    </style:style>
    <style:style style:name="P5" style:family="paragraph" style:parent-style-name="Standard">
      <style:paragraph-properties fo:line-height="150%"/>
    </style:style>
    <style:style style:name="P6" style:family="paragraph" style:parent-style-name="Standard" style:list-style-name="L1">
      <style:paragraph-properties fo:line-height="150%"/>
    </style:style>
    <style:style style:name="P7" style:family="paragraph" style:parent-style-name="Standard" style:list-style-name="L2">
      <style:paragraph-properties fo:line-height="150%"/>
    </style:style>
    <style:style style:name="P8" style:family="paragraph" style:parent-style-name="Standard">
      <style:paragraph-properties fo:line-height="150%"/>
      <style:text-properties fo:font-weight="normal" style:font-weight-asian="normal" style:font-weight-complex="normal"/>
    </style:style>
    <style:style style:name="P9" style:family="paragraph" style:parent-style-name="Standard">
      <style:paragraph-properties fo:line-height="150%"/>
      <style:text-properties fo:color="#800000"/>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wersja 0.3 )</text:p>
      <text:p text:style-name="P1"/>
      <text:list text:style-name="L1">
        <text:list-header>
          <text:p text:style-name="P6">2. Analiza domeny i konkurencji</text:p>
          <text:p text:style-name="P6">* informacje o branży</text:p>
          <text:p text:style-name="P6">* krótka historia</text:p>
          <text:p text:style-name="P6">* przedstawienie technologii</text:p>
          <text:p text:style-name="P6">* porównanie na tle konkurencji</text:p>
        </text:list-header>
      </text:list>
      <text:p text:style-name="P1"/>
      <text:p text:style-name="P2">2.1 Informacje o branży i krótka historia</text:p>
      <text:p text:style-name="P2"/>
      <text:p text:style-name="P2"><text:tab/>Komunikacja w dzisiejszych czasach to priorytet zarówno w biznesie jak i codziennym życiu. Rozmowy głosowe to najszybszy i najłatwiejszy sposób przekazywania informacji. Od czasu popularyzacji Internetu na świecie, każdy może za darmo zadzwonić, korzystając z aplikacji przesyłających rozmowy przez sieć. Po latach stworzono standardy protokołów. Jednym z nich jest SIP (Session Initiation Protocol).</text:p>
      <text:p text:style-name="P2"/>
      <text:p text:style-name="P2"><text:tab/>Session Initiation Protocol to protokół zaproponowany przez IETF, opisany jako standard RFC-3261. Jest protokołem mającym dostarczyć zestaw funkcji obsługi połączeń i innych cech obecnych w publicznej sieci telefonicznej (w tym: wybieranie numeru, dzwonek w telefonie, sygnały zajętości itp.), przy czym ich implementacja i terminologia jest odmienna. SIP jest protokołem peer-po-peer. Oznacza to, że do połączenia nie jest potrzebny udział pośredniego serwera. Protokół SIP współgra z innymi protokołami. Jest tylko nośnikiem dla SDP (Session Description Protocol), który z kolei opisuje transportowane multimedia w sieci (np. kodek audio/ wideo, port, itp.). SIP jest protokołem tekstowym, podobnym do http. Cechą wspólną są np. podobne kody błędów w tym słynny błąd 404. Przewagą SIP nad innymi protokołami jest fakt, że można go zastosować zarówno do transportu audio jak i wideo.</text:p>
      <text:p text:style-name="P1"/>
      <text:p text:style-name="P1">2.3 Przedstawienie technologii</text:p>
      <text:p text:style-name="P1"/>
      <text:p text:style-name="P1"><text:tab/>Sieć SIP składa się z wielu elementów. Podstawowym elementem są terminale końcowe (nodes)<text:span text:style-name="T1">, które mogą być zarówno aplikacjami komputerowymi (softphones) jak i korzystać z tradycyjnej sieci telefonicznej (hardphones), poprzez bramki dostawców takich usług. Obecnie wielu producentów na całym świecie oferuje możliwość odpłatnego założenia konta na serwerze (proxy), który udostępnia użytkownikowi możliwość dzwonienia z komputera na telefony </text:span><text:span text:style-name="T1">stacjonarne i na odwrót. Terminalem może być urządzenie z wyglądu przypominające zwykły </text:span><text:soft-page-break/><text:span text:style-name="T1">telefon stacjonarny, podłączane do gniazdek sieciowych i używające protokołu SIP do nawiązywania połączeń.</text:span></text:p>
      <text:p text:style-name="P3"><text:tab/>Kolejnym elementem sieci SIP jest rejestrator SIP (registrar), który jest specjalną bazą danych, która komunikuje się z węzłami SIP w celu zbierania i archiwizacji informacji na temat użytkowników SIP. Dane te wykorzystuje się w momencie nawiązywania połączenia do odnajdywania w sieci węzłów docelowych. Po zarejestrowaniu, każdy węzeł w momencie nawiązywania połączenia przekazuje rejestratorowi informacje o adresie IP i porcie węzła na którym ma zostać nawiązane połączenie. Rejestrator pełni tutaj rolę routera na poziomie protokołu SIP, umożliwiając węzłowi inicjującemu połączenie odnalezienie węzła docelowego.</text:p>
      <text:p text:style-name="P3"><text:tab/>Połączenia SIP, które są podłączane do różnych rejestratorów SIP, muszą być przekazywane przez specjalne serwery pośredniczące (SIP proxy). Serwer proxy ma za zadanie przekazanie do odpowiedniej domeny żądania połączenia. Proxy analizuje polecenie INVITE protokołu SIP (wysyłane podczas żądania nawiązania połączenia) i na podstawie zawartego w nim adresu kieruje je do innego węzła w sieci. Ten sposób wykonywania połączeń pozwala ominąć problemy związane z translacją adresów (NAT) w sieciach z nieroutowalnymi (lokalnymi) adresami IP. Innym zastosowaniem serwerów SIP proxy może być kontrola planów taryfowych, rejestracja rozmów i prowadzenie rejestrów billingowych.</text:p>
      <text:p text:style-name="P1"/>
      <text:p text:style-name="P1"/>
      <text:p text:style-name="P1">2.4 Porównanie na tle konkurencji.</text:p>
      <text:p text:style-name="P1"/>
      <text:p text:style-name="P1"><text:tab/>W porównaniu mojej aplikacji z konkurencją posłużyłem się następującymi narzędziami:</text:p>
      <text:list text:style-name="L2">
        <text:list-item>
          <text:p text:style-name="P7">htop (monitor dający wgląd w listę procesów systemu wraz ze szczegółami)</text:p>
        </text:list-item>
        <text:list-item>
          <text:p text:style-name="P7">monitor systemu KDE4.1 (mający podobną funkcjonalność co htop)</text:p>
        </text:list-item>
      </text:list>
      <text:p text:style-name="P1"><text:tab/></text:p>
      <text:p text:style-name="P1"><text:tab/>Porównałem swoją aplikację z aplikacją Skype – jedną z najpopularniejszych tego typu aplikacji na swiecie. Sprzęt na którym przeprowadziłem testy to:</text:p>
      <text:p text:style-name="P4">Athlon64 X2 Turion, 1.8Ghz, 4GiB RAM, System: Linux Debian Lenny – amd64.</text:p>
      <text:p text:style-name="P1"/>
      <text:p text:style-name="P1">Wyniki testu przedstawiają się następująco:</text:p>
      <text:p text:style-name="P1"/>
      <text:p text:style-name="P1">Zużycie pamięci podczas bezczynności (idle):</text:p>
      <text:p text:style-name="P4">Skype – 25 MiB</text:p>
      <text:p text:style-name="P4">dSipCom – 6.2 MiB</text:p>
      <text:p text:style-name="P4"/>
      <text:p text:style-name="P1"><text:soft-page-break/>Zużycie pamięci podczas połączenia:</text:p>
      <text:p text:style-name="P4">Skype – 27 MiB</text:p>
      <text:p text:style-name="P4">dSipCom – 6.6 MiB</text:p>
      <text:p text:style-name="P4"/>
      <text:p text:style-name="P1"><text:bookmark text:name="cite_ref-svoip_0-01"/>Zużycie procesora podczas bezczynności (idle):</text:p>
      <text:p text:style-name="P4">Skype – od 1% do 3%</text:p>
      <text:p text:style-name="P4">dSipCom – od 1% do 3%</text:p>
      <text:p text:style-name="P4"/>
      <text:p text:style-name="P1"><text:bookmark text:name="cite_ref-svoip_0-0"/>Zużycie procesora podczas połączenia:</text:p>
      <text:p text:style-name="P4">Skype – od 1% do 15%</text:p>
      <text:p text:style-name="P4">dSipCom – od 3% do 10%</text:p>
      <text:p text:style-name="P4"/>
      <text:p text:style-name="P1">Widać zatem niewielką różnicę zużycia procesora pomiędzy obiema aplikacjami niezależnie od trybu pracy, przy znacznej różnicy zużycia pamięci RAM. DsipCom zużywa kilkakrotnie mniej pamięci niż jego konkurent, choć jest to w zasadzie jedyna jego przewaga. Skype posiada bowiem lepszej jakości kodeki audio, przewyższające darmowe odpowiedniki domyślnie dołączane do projektu DSipCom.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8-10T14:45:53</meta:creation-date>
    <dc:date>2008-08-20T17:29:26</dc:date>
    <meta:editing-cycles>36</meta:editing-cycles>
    <meta:editing-duration>PT6H12M21S</meta:editing-duration>
    <meta:user-defined meta:name="Informacja 1"/>
    <meta:user-defined meta:name="Informacja 2"/>
    <meta:user-defined meta:name="Informacja 3"/>
    <meta:user-defined meta:name="Informacja 4"/>
    <meta:document-statistic meta:table-count="0" meta:image-count="0" meta:object-count="0" meta:page-count="3" meta:paragraph-count="34" meta:word-count="632" meta:character-count="4634"/>
  </office:meta>
</office:document-meta>
</file>